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Times New Roman" svg:font-family="'Times New Roman'" style:font-family-generic="roman"/>
    <style:font-face style:name="FreeSans1" svg:font-family="FreeSans" style:font-family-generic="swiss"/>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mm" fo:margin-bottom="0mm" style:contextual-spacing="false" fo:line-height="100%" fo:text-align="center" style:justify-single-word="false"/>
    </style:style>
    <style:style style:name="P2" style:family="paragraph" style:parent-style-name="Standard">
      <style:paragraph-properties fo:margin-top="0mm" fo:margin-bottom="0mm" style:contextual-spacing="false" fo:line-height="100%" fo:text-align="center" style:justify-single-word="false"/>
      <style:text-properties style:font-name="Times New Roman" fo:font-size="12pt" fo:language="uk" fo:country="UA" fo:font-weight="bold" style:font-size-asian="12pt" style:font-weight-asian="bold" style:font-name-complex="Times New Roman1" style:font-size-complex="12pt"/>
    </style:style>
    <style:style style:name="P3" style:family="paragraph" style:parent-style-name="Standard" style:master-page-name="Standard">
      <style:paragraph-properties fo:margin-top="0mm" fo:margin-bottom="0mm" style:contextual-spacing="false" fo:line-height="100%" fo:text-align="center" style:justify-single-word="false" style:page-number="auto"/>
    </style:style>
    <style:style style:name="P4" style:family="paragraph" style:parent-style-name="Standard">
      <style:paragraph-properties fo:margin-left="0mm" fo:margin-right="0mm" fo:margin-top="0mm" fo:margin-bottom="0mm" style:contextual-spacing="false" fo:line-height="100%" fo:text-align="center" style:justify-single-word="false" fo:text-indent="12.51mm" style:auto-text-indent="false"/>
      <style:text-properties style:font-name="Times New Roman" fo:font-size="12pt" fo:language="uk" fo:country="UA" style:font-size-asian="12pt" style:font-name-complex="Times New Roman1" style:font-size-complex="12pt"/>
    </style:style>
    <style:style style:name="P5" style:family="paragraph" style:parent-style-name="Standard">
      <style:paragraph-properties fo:margin-left="0mm" fo:margin-right="0mm" fo:margin-top="0mm" fo:margin-bottom="0mm" style:contextual-spacing="false" fo:line-height="100%" fo:text-align="justify" style:justify-single-word="false" fo:text-indent="12.51mm" style:auto-text-indent="false"/>
      <style:text-properties style:font-name="Times New Roman" fo:font-size="12pt" fo:language="uk" fo:country="UA" style:font-size-asian="12pt" style:font-name-complex="Times New Roman1" style:font-size-complex="12pt"/>
    </style:style>
    <style:style style:name="P6" style:family="paragraph" style:parent-style-name="Standard">
      <style:paragraph-properties fo:margin-left="0mm" fo:margin-right="0mm" fo:margin-top="0mm" fo:margin-bottom="0mm" style:contextual-spacing="false" fo:line-height="100%" fo:text-align="justify" style:justify-single-word="false" fo:text-indent="12.51mm" style:auto-text-indent="false"/>
    </style:style>
    <style:style style:name="P7" style:family="paragraph" style:parent-style-name="Standard">
      <style:paragraph-properties fo:margin-left="0mm" fo:margin-right="0mm" fo:margin-top="0mm" fo:margin-bottom="0mm" style:contextual-spacing="false" fo:line-height="100%" fo:text-align="justify" style:justify-single-word="false" fo:text-indent="12.51mm" style:auto-text-indent="false"/>
      <style:text-properties officeooo:rsid="0007030d" officeooo:paragraph-rsid="0007030d"/>
    </style:style>
    <style:style style:name="T1" style:family="text">
      <style:text-properties style:font-name="Times New Roman" fo:font-size="12pt" fo:font-weight="bold" style:font-size-asian="12pt" style:font-weight-asian="bold" style:font-name-complex="Times New Roman1" style:font-size-complex="12pt"/>
    </style:style>
    <style:style style:name="T2" style:family="text">
      <style:text-properties style:font-name="Times New Roman" fo:font-size="12pt" fo:language="uk" fo:country="UA" fo:font-weight="bold" style:font-size-asian="12pt" style:font-weight-asian="bold" style:font-name-complex="Times New Roman1" style:font-size-complex="12pt"/>
    </style:style>
    <style:style style:name="T3" style:family="text">
      <style:text-properties style:font-name="Times New Roman" fo:font-size="12pt" fo:language="uk" fo:country="UA" style:font-size-asian="12pt" style:font-name-complex="Times New Roman1" style:font-size-complex="12pt"/>
    </style:style>
    <style:style style:name="T4" style:family="text">
      <style:text-properties style:font-name="Times New Roman" fo:font-size="12pt" fo:language="uk" fo:country="UA" fo:font-style="italic" fo:font-weight="bold" style:font-size-asian="12pt" style:font-style-asian="italic" style:font-weight-asian="bold" style:font-name-complex="Times New Roman1"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ВІДГУК</text:span></text:p>
      <text:p text:style-name="P2"/>
      <text:p text:style-name="P1"><text:span text:style-name="T3">на автореферат дисертації на здобуття наукового ступеня </text:span></text:p>
      <text:p text:style-name="P1"><text:span text:style-name="T3">кандидата технічних наук </text:span><text:span text:style-name="T4">Гуменного Дмитра Олександровича</text:span></text:p>
      <text:p text:style-name="P1"><text:span text:style-name="T3">«Автоматизація процесу керування усталеним рухом</text:span></text:p>
      <text:p text:style-name="P1"><text:span text:style-name="T3"><text:s/>антропоморфного крокуючого апарата»</text:span></text:p>
      <text:p text:style-name="P1"><text:span text:style-name="T3">за спеціальністю 05.13.07 - Автоматизація процесів керування </text:span></text:p>
      <text:p text:style-name="P4"/>
      <text:p text:style-name="P6"><text:span text:style-name="T3">Дисертація присвячена актуальній тематиці сьогодення <text:s/>- дослідженню та проектуванню робототехнічних систем, зокрема крокуючих роботів, що моделюють процес пересування людини по довільній поверхні. Автором <text:s/>проведений ретельний аналіз існуючих моделей крокуючих апаратів і запропонована більш адекватна модель кінематики двоногої ходи. Особливість цієї роботи в тому, що пошукач, на відміну від багатьох подібних розробок, досить послідовно та ретельно намагається аналізувати та закладати в модель найважливіші особливості фізіології ходи людини; враховуючи як структурні особливості будови кінцівок та суглобів, що перенесені на структуру антропоморфного крокуючого апарата (АКА), так і особливості організації та функціонування сенсора стопи, що реалізує зворотний зв'язок по підпорі.</text:span></text:p>
      <text:p text:style-name="P6"><text:span text:style-name="T3">Основна частина роботи пов’язана, власне, з синтезом ієрархічної моделі адаптивного керування системою виконавчих пристроїв (суглобів) за єдиним критерієм підтримання рівноваги крокуючого апарата. Порушення рівноваги, практично фіксується сенсорами стопи. Бажано було б більш ретельно розглянути питання реалізації зворотного зв’язку по підпорі, проте це вже питання подальшого розвитку системи управління.</text:span></text:p>
      <text:p text:style-name="P6"><text:span text:style-name="T3">Важливим моментом слід вважати запропоновану стратегію відтворення і дотримання усталеного руху АКА за рахунок мінімізації розбіжності оптимального та поточного положення ТПЦМ за рахунок зміни розташування ТЦМ крокуючого апарата. Не менш важливим вбачається, що робота закінчилася комп’ютерним моделюванням АКА, що може використовуватися у подальшому для <text:s/>перевірки та опрацювання інших конфігурацій АКА. <text:s/>Слід підкреслити широкий спектр наукових та практичних інтересів <text:s/>пошукача, гарне володіння математичним апаратом для <text:s/>опису динаміки крокуючого робота. </text:span></text:p>
      <text:p text:style-name="P6"><text:span text:style-name="T3">Практично, дисертаційна робота <text:s/>започаткувала <text:s/>нову структуру крокуючого робота, <text:s/>нову технологію проектування, нову систему адаптивного управління, що значним чином спираються вже на особливості людської ходи, а загалом, відкриває новий етап в моделюванні та проектуванні <text:s text:c="2"/>антропоморфних <text:s/>роботів <text:s/>- цій, здавалося б давно вичерпаній темі. Окремі аспекти дисертаційної роботи постають досить актуальними в плані протезування та очутлення кінцівок. </text:span></text:p>
      <text:p text:style-name="P6"><text:span text:style-name="T3">Дисертаційна робота «Автоматизація процесу керування усталеним рухом антропоморфного крокуючого апарата» заслуговує найкращих відгуків, <text:s/>по всім критеріям відповідає вимогам <text:s/>здобуття наукового ступеня, а <text:s/>автор її - Гумменний Дмитро Олександрович заслуговує присвоєння наукового ступеня кандидата технічних наук зі спеціальності 05.13.07 <text:s/>- Автоматизація процесів керування.</text:span></text:p>
      <text:p text:style-name="P5"/>
      <text:p text:style-name="P5"/>
      <text:p text:style-name="P5"/>
      <text:p text:style-name="P7"><text:span text:style-name="T3">Професор кафедри мехатроніки</text:span></text:p>
      <text:p text:style-name="P7"><text:span text:style-name="T3">автотранспортних засобів ХАДУ,</text:span></text:p>
      <text:p text:style-name="P7"><text:span text:style-name="T3">д.т.н.,<text:tab/><text:tab/><text:tab/><text:tab/><text:tab/><text:tab/><text:tab/>Алєксєєв О. П.</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Times New Roman" svg:font-family="'Times New Roman'" style:font-family-generic="roman"/>
    <style:font-face style:name="FreeSans1" svg:font-family="FreeSans" style:font-family-generic="swiss"/>
    <style:font-face style:name="F" svg:font-family=""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roid Sans Fallback" style:font-size-asian="11pt" style:language-asian="ru" style:country-asian="RU" style:font-name-complex="F" style:font-size-complex="11pt" style:language-complex="ar" style:country-complex="SA"/>
    </style:default-style>
    <style:default-style style:family="paragraph">
      <style:paragraph-properties fo:margin-top="0mm" fo:margin-bottom="3.53mm" style:contextual-spacing="false" fo:line-height="115%" fo:hyphenation-ladder-count="no-limit" style:text-autospace="ideograph-alpha" style:punctuation-wrap="hanging" style:line-break="strict" style:tab-stop-distance="12.49mm" style:writing-mode="page"/>
      <style:text-properties style:use-window-font-color="true" style:font-name="Calibri" fo:font-size="11pt" fo:language="ru" fo:country="RU" style:letter-kerning="true" style:font-name-asian="Droid Sans Fallback" style:font-size-asian="11pt" style:language-asian="ru" style:country-asian="RU"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0.01mm" fo:page-height="297mm" style:num-format="1" style:print-orientation="portrait" fo:margin-top="20mm" fo:margin-bottom="20mm" fo:margin-left="25.01mm" fo:margin-right="25.01mm" style:writing-mode="lr-tb" style:layout-grid-color="#c0c0c0" style:layout-grid-lines="40" style:layout-grid-base-height="4.23mm" style:layout-grid-ruby-height="2.12mm" style:layout-grid-mode="none" style:layout-grid-ruby-below="false" style:layout-grid-print="false" style:layout-grid-display="false" style:layout-grid-base-width="3.7mm" style:layout-grid-snap-to="true" style:layout-grid-snap-to-characters="true"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Юрий</meta:initial-creator>
    <dc:creator>Dmytro Humennyi</dc:creator>
    <meta:editing-cycles>4</meta:editing-cycles>
    <meta:creation-date>2016-06-16T16:53:00</meta:creation-date>
    <dc:date>2016-06-17T10:59:39.347722578</dc:date>
    <meta:editing-duration>PT2M36S</meta:editing-duration>
    <meta:generator>LibreOffice/4.2.8.2$Linux_X86_64 LibreOffice_project/420m0$Build-2</meta:generator>
    <meta:document-statistic meta:table-count="0" meta:image-count="0" meta:object-count="0" meta:page-count="1" meta:paragraph-count="14" meta:word-count="348" meta:character-count="2925" meta:non-whitespace-character-count="2563"/>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